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writing-mode="lr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이 코드에서는 Spring 프레임워크를 사용하여 클라이언트의 요청을 처리하고, 데이터를 데이터베이스에 저장하는 과정이 이루어집니다. 각각의 단계가 어떻게 동작하는지, 그리고 순서가 어떻게 되는지 자세히 설명드리겠습니다.</text:p>
      <text:h text:style-name="Heading_20_3" text:outline-level="3">1. 클라이언트의 요청</text:h>
      <text:p text:style-name="Text_20_body">클라이언트가 웹 브라우저에서 <text:span text:style-name="Source_20_Text">/add</text:span> 경로로 POST 요청을 보냅니다. 요청에는 <text:span text:style-name="Source_20_Text">title</text:span>과 <text:span text:style-name="Source_20_Text">price</text:span>라는 두 개의 매개변수가 포함됩니다.</text:p>
      <text:h text:style-name="Heading_20_3" text:outline-level="3">2. <text:span text:style-name="Source_20_Text">ItemController</text:span>의 <text:span text:style-name="Source_20_Text">addPost</text:span> 메서드 호출</text:h>
      <text:p text:style-name="Text_20_body">클라이언트의 요청이 <text:span text:style-name="Source_20_Text">@PostMapping("/add")</text:span>에 매핑된 <text:span text:style-name="Source_20_Text">addPost</text:span> 메서드로 전달됩니다. 이 메서드는 다음과 같은 작업을 수행합니다:</text:p>
      <text:p text:style-name="Preformatted_20_Text">java</text:p>
      <text:p text:style-name="Preformatted_20_Text">코드 복사</text:p>
      <text:p text:style-name="P7"><text:span text:style-name="Source_20_Text">@PostMapping("/add")</text:span></text:p>
      <text:p text:style-name="P7"><text:span text:style-name="Source_20_Text">String addPost(String title, Integer price) {</text:span></text:p>
      <text:p text:style-name="P7"><text:span text:style-name="Source_20_Text"><text:s text:c="4"/>// 1. ItemService의 saveItem 메서드를 호출하여 아이템 저장</text:span></text:p>
      <text:p text:style-name="P7"><text:span text:style-name="Source_20_Text"><text:s text:c="4"/>itemService.saveItem(title, price);</text:span></text:p>
      <text:p text:style-name="P7"><text:span text:style-name="Source_20_Text"><text:s text:c="4"/></text:span></text:p>
      <text:p text:style-name="P7"><text:span text:style-name="Source_20_Text"><text:s text:c="4"/>// 2. "redirect:/list"를 반환하여 "/list" 경로로 리다이렉션</text:span></text:p>
      <text:p text:style-name="P7"><text:span text:style-name="Source_20_Text"><text:s text:c="4"/>return "redirect:/list";</text:span></text:p>
      <text:p text:style-name="P8"><text:span text:style-name="Source_20_Text">}</text:span></text:p>
      <text:h text:style-name="Heading_20_4" text:outline-level="4"><text:span text:style-name="Strong_20_Emphasis">동작 설명:</text:span></text:h>
      <text:list xml:id="list3114673434865865527" text:style-name="L1">
        <text:list-item>
          <text:p text:style-name="P1"><text:span text:style-name="Strong_20_Emphasis">서비스 호출</text:span>:</text:p>
          <text:list>
            <text:list-item>
              <text:p text:style-name="P4">메서드가 호출되면, 전달된 <text:span text:style-name="Source_20_Text">title</text:span>과 <text:span text:style-name="Source_20_Text">price</text:span> 매개변수를 사용하여 <text:span text:style-name="Source_20_Text">itemService.saveItem(title, price)</text:span>를 호출합니다.</text:p>
            </text:list-item>
            <text:list-item>
              <text:p text:style-name="P4"><text:span text:style-name="Source_20_Text">new ItemService().saveItem(...)</text:span>을 사용하지 않고, <text:span text:style-name="Source_20_Text">itemService.saveItem(...)</text:span>을 사용하는 이유는, Spring이 <text:span text:style-name="Source_20_Text">ItemService</text:span>를 관리하는 빈(bean)으로 자동으로 주입하기 때문입니다. 직접 생성하지 않음으로써 의존성 주입(Dependency Injection)의 장점을 누릴 수 있습니다.</text:p>
            </text:list-item>
          </text:list>
        </text:list-item>
        <text:list-item>
          <text:p text:style-name="P1"><text:span text:style-name="Strong_20_Emphasis">리다이렉션</text:span>:</text:p>
          <text:list>
            <text:list-item>
              <text:p text:style-name="P1"><text:span text:style-name="Source_20_Text">saveItem</text:span> 메서드가 끝나면 <text:span text:style-name="Source_20_Text">"redirect:/list"</text:span>라는 문자열을 반환합니다. 이 문자열은 Spring에게 클라이언트를 <text:span text:style-name="Source_20_Text">/list</text:span> 경로로 리다이렉션하라는 신호입니다.</text:p>
            </text:list-item>
          </text:list>
        </text:list-item>
      </text:list>
      <text:h text:style-name="Heading_20_3" text:outline-level="3">3. <text:span text:style-name="Source_20_Text">ItemService</text:span>의 <text:span text:style-name="Source_20_Text">saveItem</text:span> 메서드 호출</text:h>
      <text:p text:style-name="Text_20_body"><text:span text:style-name="Source_20_Text">ItemService</text:span>의 <text:span text:style-name="Source_20_Text">saveItem</text:span> 메서드가 호출되어 실제 데이터베이스에 아이템을 저장하는 작업이 수행됩니다.</text:p>
      <text:p text:style-name="Preformatted_20_Text">java</text:p>
      <text:p text:style-name="Preformatted_20_Text">코드 복사</text:p>
      <text:p text:style-name="P7"><text:span text:style-name="Source_20_Text">@Service</text:span></text:p>
      <text:p text:style-name="P7"><text:span text:style-name="Source_20_Text">@RequiredArgsConstructor</text:span></text:p>
      <text:p text:style-name="P7"><text:span text:style-name="Source_20_Text">public class ItemService {</text:span></text:p>
      <text:p text:style-name="P7"><text:soft-page-break/></text:p>
      <text:p text:style-name="P7"><text:span text:style-name="Source_20_Text"><text:s text:c="4"/>private final ItemRepository itemRepository;</text:span></text:p>
      <text:p text:style-name="P7"/>
      <text:p text:style-name="P7"><text:span text:style-name="Source_20_Text"><text:s text:c="4"/>public void saveItem(String title, Integer price) {</text:span></text:p>
      <text:p text:style-name="P7"><text:span text:style-name="Source_20_Text"><text:s text:c="8"/>// 1. 새로운 Item 객체 생성</text:span></text:p>
      <text:p text:style-name="P7"><text:span text:style-name="Source_20_Text"><text:s text:c="8"/>Item item = new Item();</text:span></text:p>
      <text:p text:style-name="P7"><text:span text:style-name="Source_20_Text"><text:s text:c="8"/></text:span></text:p>
      <text:p text:style-name="P7"><text:span text:style-name="Source_20_Text"><text:s text:c="8"/>// 2. title과 price 값을 설정</text:span></text:p>
      <text:p text:style-name="P7"><text:span text:style-name="Source_20_Text"><text:s text:c="8"/>item.setTitle(title);</text:span></text:p>
      <text:p text:style-name="P7"><text:span text:style-name="Source_20_Text"><text:s text:c="8"/>item.setPrice(price);</text:span></text:p>
      <text:p text:style-name="P7"><text:span text:style-name="Source_20_Text"><text:s text:c="8"/></text:span></text:p>
      <text:p text:style-name="P7"><text:span text:style-name="Source_20_Text"><text:s text:c="8"/>// 3. Item 객체를 데이터베이스에 저장</text:span></text:p>
      <text:p text:style-name="P7"><text:span text:style-name="Source_20_Text"><text:s text:c="8"/>itemRepository.save(item);</text:span></text:p>
      <text:p text:style-name="P7"><text:span text:style-name="Source_20_Text"><text:s text:c="4"/>}</text:span></text:p>
      <text:p text:style-name="P8"><text:span text:style-name="Source_20_Text">}</text:span></text:p>
      <text:h text:style-name="Heading_20_4" text:outline-level="4"><text:span text:style-name="Strong_20_Emphasis">동작 설명:</text:span></text:h>
      <text:list xml:id="list7567842194761199819" text:style-name="L2">
        <text:list-item>
          <text:p text:style-name="P2"><text:span text:style-name="Strong_20_Emphasis">Item 객체 생성</text:span>:</text:p>
          <text:list>
            <text:list-item>
              <text:p text:style-name="P5"><text:span text:style-name="Source_20_Text">saveItem</text:span> 메서드는 <text:span text:style-name="Source_20_Text">Item</text:span> 클래스의 새로운 인스턴스를 생성합니다. 이 인스턴스는 저장할 데이터의 컨테이너 역할을 합니다.</text:p>
            </text:list-item>
          </text:list>
        </text:list-item>
        <text:list-item>
          <text:p text:style-name="P2"><text:span text:style-name="Strong_20_Emphasis">데이터 설정</text:span>:</text:p>
          <text:list>
            <text:list-item>
              <text:p text:style-name="P5">생성된 <text:span text:style-name="Source_20_Text">Item</text:span> 객체에 전달된 <text:span text:style-name="Source_20_Text">title</text:span>과 <text:span text:style-name="Source_20_Text">price</text:span> 값을 설정합니다.</text:p>
            </text:list-item>
          </text:list>
        </text:list-item>
        <text:list-item>
          <text:p text:style-name="P2"><text:span text:style-name="Strong_20_Emphasis">데이터베이스에 저장</text:span>:</text:p>
          <text:list>
            <text:list-item>
              <text:p text:style-name="P2">설정된 <text:span text:style-name="Source_20_Text">Item</text:span> 객체를 <text:span text:style-name="Source_20_Text">itemRepository.save(item)</text:span>를 통해 데이터베이스에 저장합니다. <text:span text:style-name="Source_20_Text">ItemRepository</text:span>는 Spring Data JPA를 통해 제공되며, 데이터베이스에 객체를 영속화(persist)하는 역할을 합니다.</text:p>
            </text:list-item>
          </text:list>
        </text:list-item>
      </text:list>
      <text:h text:style-name="Heading_20_3" text:outline-level="3">4. <text:span text:style-name="Source_20_Text">ItemRepository</text:span>와 데이터베이스 작업</text:h>
      <text:p text:style-name="Text_20_body"><text:span text:style-name="Source_20_Text">ItemRepository</text:span>는 <text:span text:style-name="Source_20_Text">save</text:span> 메서드를 통해 <text:span text:style-name="Source_20_Text">Item</text:span> 객체를 데이터베이스에 저장합니다. 이 과정은 JPA가 자동으로 처리하며, 데이터베이스에 해당 객체를 추가합니다.</text:p>
      <text:h text:style-name="Heading_20_3" text:outline-level="3">5. 클라이언트의 리다이렉션</text:h>
      <text:p text:style-name="Text_20_body"><text:span text:style-name="Source_20_Text">saveItem</text:span> 메서드가 성공적으로 수행된 후, <text:span text:style-name="Source_20_Text">addPost</text:span> 메서드는 <text:span text:style-name="Source_20_Text">"redirect:/list"</text:span>를 반환합니다. Spring은 이 반환값을 해석하여 클라이언트를 <text:span text:style-name="Source_20_Text">/list</text:span> 경로로 리다이렉션합니다. 결과적으로 클라이언트는 <text:span text:style-name="Source_20_Text">/list</text:span> 경로의 페이지로 이동하게 됩니다.</text:p>
      <text:h text:style-name="Heading_20_3" text:outline-level="3"><text:span text:style-name="Strong_20_Emphasis">전체적인 순서</text:span></text:h>
      <text:list xml:id="list4132901062923890797" text:style-name="L3">
        <text:list-item>
          <text:p text:style-name="P6">클라이언트가 <text:span text:style-name="Source_20_Text">/add</text:span> 경로로 POST 요청을 보냅니다.</text:p>
        </text:list-item>
        <text:list-item>
          <text:p text:style-name="P6">요청이 <text:span text:style-name="Source_20_Text">ItemController</text:span>의 <text:span text:style-name="Source_20_Text">addPost</text:span> 메서드로 전달됩니다.</text:p>
        </text:list-item>
        <text:list-item>
          <text:p text:style-name="P6"><text:span text:style-name="Source_20_Text">addPost</text:span> 메서드는 <text:span text:style-name="Source_20_Text">ItemService</text:span>의 <text:span text:style-name="Source_20_Text">saveItem</text:span> 메서드를 호출하여 아이템을 저장합니다.</text:p>
        </text:list-item>
        <text:list-item>
          <text:p text:style-name="P6"><text:span text:style-name="Source_20_Text">saveItem</text:span> 메서드는 <text:span text:style-name="Source_20_Text">ItemRepository</text:span>를 사용하여 데이터베이스에 <text:span text:style-name="Source_20_Text">Item</text:span> 객체를 저장합니다.</text:p>
        </text:list-item>
        <text:list-item>
          <text:p text:style-name="P3"><text:soft-page-break/>저장이 완료되면 <text:span text:style-name="Source_20_Text">addPost</text:span> 메서드는 클라이언트를 <text:span text:style-name="Source_20_Text">/list</text:span> 경로로 리다이렉션합니다.</text:p>
        </text:list-item>
      </text:list>
      <text:p text:style-name="Text_20_body">이러한 구조는 MVC(Model-View-Controller) 패턴을 따르며, 각각의 계층이 명확하게 분리되어 코드의 가독성과 유지 보수성이 높아집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2T11:28:59.41</meta:creation-date>
    <meta:document-statistic meta:table-count="0" meta:image-count="0" meta:object-count="0" meta:page-count="3" meta:paragraph-count="59" meta:word-count="1061" meta:character-count="2375"/>
    <dc:date>2024-08-22T11:30:32.20</dc:date>
    <meta:editing-duration>PT1M32S</meta:editing-duration>
    <meta:editing-cycles>1</meta:editing-cycles>
    <meta:generator>OpenOffice/4.1.15$Win32 OpenOffice.org_project/4115m2$Build-9813</meta:generator>
  </office:meta>
</office:document-meta>
</file>